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9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723cm"/>
    </style:style>
    <style:style style:name="gr10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11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31cm" fo:min-width="0cm"/>
    </style:style>
    <style:style style:name="gr13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21cm" fo:min-width="0cm"/>
    </style:style>
    <style:style style:name="gr14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46cm" fo:min-width="0cm"/>
    </style:style>
    <style:style style:name="gr15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3cm" fo:min-width="0cm"/>
    </style:style>
    <style:style style:name="gr16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15cm" fo:min-width="0cm"/>
    </style:style>
    <style:style style:name="gr17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33cm" fo:min-width="0cm"/>
    </style:style>
    <style:style style:name="gr18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49cm" fo:min-width="0cm"/>
    </style:style>
    <style:style style:name="gr19" style:family="graphic" style:parent-style-name="standard">
      <style:graphic-properties svg:stroke-color="#b2b2b2" draw:fill="solid" draw:fill-color="#b2b2b2" draw:textarea-vertical-align="middle"/>
    </style:style>
    <style:style style:name="gr2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248cm"/>
    </style:style>
    <style:style style:name="gr22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487cm"/>
    </style:style>
    <style:style style:name="gr23" style:family="graphic" style:parent-style-name="standard">
      <style:graphic-properties draw:stroke="none" svg:stroke-color="#000000" draw:fill="none" draw:fill-color="#ffffff" fo:min-height="0.925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5" draw:gradient-step-count="64"/>
      <style:paragraph-properties fo:text-align="center"/>
    </style:style>
    <style:style style:name="P7" style:family="paragraph">
      <style:text-properties style:text-position="0% 100%"/>
    </style:style>
    <style:style style:name="P8" style:family="paragraph">
      <loext:graphic-properties draw:fill="none" draw:fill-color="#ffffff"/>
      <style:text-properties style:text-position="0% 100%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444cm" svg:height="1.142cm" draw:transform="skewX (0.420449816805434) translate (3.54304791003498cm 3.79398004556592cm)" svg:viewBox="0 0 4445 1143" svg:d="M4445 1143c-3386-2572-4445 0-4445 0z">
              <text:p/>
            </draw:path>
            <draw:frame draw:style-name="gr2" draw:text-style-name="P2" draw:layer="layout" svg:width="2.794cm" svg:height="1.27cm" svg:x="9.763cm" svg:y="3.667cm">
              <draw:text-box>
                <text:p><text:s/><text:span text:style-name="T1"><text:s/></text:span><text:span text:style-name="T1">Solid</text:span></text:p>
              </draw:text-box>
            </draw:frame>
            <draw:frame draw:style-name="gr3" draw:text-style-name="P3" draw:layer="layout" svg:width="1.143cm" svg:height="1.143cm" svg:x="1cm" svg:y="4.302cm">
              <draw:text-box>
                <text:p><text:span text:style-name="T2">T</text:span></text:p>
              </draw:text-box>
            </draw:frame>
            <draw:frame draw:style-name="gr3" draw:text-style-name="P3" draw:layer="layout" svg:width="5.334cm" svg:height="1.143cm" svg:x="3.413cm" svg:y="8.62cm">
              <draw:text-box>
                <text:p><text:span text:style-name="T2">Number Density</text:span></text:p>
              </draw:text-box>
            </draw:frame>
            <draw:frame draw:style-name="gr4" draw:text-style-name="P3" draw:layer="layout" svg:width="3.683cm" svg:height="1cm" draw:transform="rotate (1.5707963267949) translate (0.127cm 6.207cm)">
              <draw:text-box>
                <text:p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/text:p>
              </draw:text-box>
            </draw:frame>
            <draw:custom-shape draw:style-name="gr5" draw:text-style-name="P4" draw:layer="layout" svg:width="1.016cm" svg:height="6.604cm" svg:x="8.493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6.591cm" svg:height="0.671cm" draw:transform="rotate (1.46764736800203) translate (7.782cm 7.535cm)">
              <text:p/>
              <draw:enhanced-geometry svg:viewBox="0 0 21600 21600" draw:type="rectangle" draw:enhanced-path="M 0 0 L 21600 0 21600 21600 0 21600 0 0 Z N"/>
            </draw:custom-shape>
            <draw:path draw:style-name="gr1" draw:text-style-name="P1" draw:layer="layout" svg:width="3.955cm" svg:height="2.544cm" draw:transform="skewX (-0.176976386152225) rotate (-0.0479965544298449) translate (1.82584583845903cm 4.60109746805335cm)" svg:viewBox="0 0 3956 2545" svg:d="M3956 2545l-1415-1979c-1414-1978-2541 1863-2541 1863z">
              <text:p/>
            </draw:path>
            <draw:custom-shape draw:style-name="gr7" draw:text-style-name="P1" draw:layer="layout" svg:width="0.762cm" svg:height="2.286cm" svg:x="6.771cm" svg:y="4.9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" draw:text-style-name="P1" draw:layer="layout" svg:width="3.137cm" svg:height="2.542cm" draw:transform="skewX (0.163362817986669) rotate (0.0605629250442032) translate (5.38488029010006cm 4.9179189815439cm)" svg:viewBox="0 0 3138 2543" svg:d="M0 2543l1121-1977c1122-1977 2017 1861 2017 1861z">
              <text:p/>
            </draw:path>
            <draw:custom-shape draw:style-name="gr8" draw:text-style-name="P1" draw:layer="layout" svg:width="1.087cm" svg:height="1.641cm" svg:x="7.279cm" svg:y="5.83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6.223cm" svg:height="0.635cm" svg:x="2.143cm" svg:y="6.9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7.398cm" svg:height="6.604cm" svg:x="2.143cm" svg:y="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5" draw:layer="layout" svg:x1="8.112cm" svg:y1="4.683cm" svg:x2="8.112cm" svg:y2="8.239cm">
              <text:p/>
            </draw:line>
            <draw:line draw:style-name="gr11" draw:text-style-name="P5" draw:layer="layout" svg:x1="8.747cm" svg:y1="4.81cm" svg:x2="8.747cm" svg:y2="8.239cm">
              <text:p/>
            </draw:line>
            <draw:custom-shape draw:style-name="gr12" draw:text-style-name="P6" draw:layer="layout" svg:width="0.381cm" svg:height="0.381cm" draw:transform="rotate (-1.5707963267949) translate (5.967cm 3.15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  </draw:custom-shape>
            <draw:custom-shape draw:style-name="gr12" draw:text-style-name="P6" draw:layer="layout" svg:width="0.381cm" svg:height="0.381cm" draw:transform="rotate (-1.5707963267949) translate (3.3cm 3.411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3.556cm 2.39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381cm" svg:height="0.381cm" draw:transform="rotate (-1.5707963267949) translate (6.095cm 2.395cm)">
              <text:p/>
  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  </draw:custom-shape>
            <draw:custom-shape draw:style-name="gr14" draw:text-style-name="P6" draw:layer="layout" svg:width="0.381cm" svg:height="0.396cm" draw:transform="rotate (-1.5707963267949) translate (2.92cm 2.395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5707963267949) translate (2.666cm 1.5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-1.5707963267949) translate (2.919cm 4.427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5707963267949) translate (5.079cm 2.1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6" draw:layer="layout" svg:width="0.381cm" svg:height="0.365cm" draw:transform="rotate (1.5707963267949) translate (3.935cm 2.902cm)">
              <text:p/>
              <draw:enhanced-geometry svg:viewBox="0 0 21600 21600" draw:mirror-vertical="true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5.208cm 3.029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3.809cm 3.79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381cm" svg:height="0.381cm" draw:transform="rotate (-1.5707963267949) translate (4.825cm 1.6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6" draw:layer="layout" svg:width="0.381cm" svg:height="0.383cm" draw:transform="rotate (1.5707963267949) translate (4.571cm 3.4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5707963267949) translate (6.842cm 2.267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5707963267949) translate (6.207cm 3.66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5707963267949) translate (7.238cm 3.6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7.35cm 4.809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5.079cm 1.759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cm" svg:height="0.396cm" draw:transform="rotate (-1.5707963267949) translate (8.127cm 3.53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7.223cm 4.428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5707963267949) translate (8cm 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4.7cm 1.5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5707963267949) translate (5.587cm 1.8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5.46cm 1.5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5707963267949) translate (8.015cm 4.0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1cm" draw:transform="rotate (1.5707963267949) translate (3.938cm 1.632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922cm 1.882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798cm 2.696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544cm 2.1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428cm 2.1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369cm 2.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749cm 3.142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6.099cm 1.5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6.401cm 1.759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301cm 3.16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70745560722605) translate (6.454cm 3.22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5.766cm 1.886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873cm 2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75cm 1.5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70745560722605) translate (6.257cm 2.68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682cm 3.5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70745560722605) translate (7.29cm 3.46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238cm 1.2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29cm 1.553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381cm" svg:height="0.396cm" draw:transform="rotate (1.70745560722605) translate (7.68cm 3.518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111cm 2.3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6.401cm 2.267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7.746cm 2.5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5.953cm 3.1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381cm" svg:height="0.396cm" draw:transform="rotate (-1.70745560722605) translate (8.261cm 1.8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381cm" svg:height="0.38cm" draw:transform="rotate (1.70745560722605) translate (7.163cm 2.061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6" draw:layer="layout" svg:width="0.398cm" svg:height="0.421cm" draw:transform="rotate (-1.70745560722605) translate (6.312cm 1.9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2.794cm" svg:height="1.27cm" svg:x="4.444cm" svg:y="2.014cm">
              <draw:text-box>
                <text:p><text:s/><text:span text:style-name="T1"><text:s/></text:span><text:span text:style-name="T1">Fluid</text:span></text:p>
              </draw:text-box>
            </draw:frame>
            <draw:path draw:style-name="gr19" draw:text-style-name="P1" draw:layer="layout" svg:width="0.747cm" svg:height="0.511cm" draw:transform="skewX (0.0799360797413403) rotate (-0.207345115136927) translate (3.25566261658491cm 4.43268903758123cm)" svg:viewBox="0 0 748 512" svg:d="M748 232l-545 233c-545 232 182-465 182-465l181 232z">
              <text:p/>
            </draw:path>
            <draw:line draw:style-name="gr20" draw:text-style-name="P5" draw:layer="layout" svg:x1="9.128cm" svg:y1="3.54cm" svg:x2="10.271cm" svg:y2="4.175cm">
              <text:p/>
            </draw:line>
            <draw:custom-shape draw:style-name="gr21" draw:text-style-name="P1" draw:layer="layout" svg:width="4.008cm" svg:height="2.667cm" svg:x="3.469cm" svg:y="4.68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9" draw:text-style-name="P1" draw:layer="layout" svg:width="0.634cm" svg:height="0.506cm" draw:transform="skewX (-0.004014257279587) rotate (-1.76260801158907) translate (7.60285987010833cm 4.77414398928019cm)" svg:viewBox="0 0 635 507" svg:d="M635 230l-463 230c-463 231 155-460 155-460l154 230z">
              <text:p/>
            </draw:path>
            <draw:custom-shape draw:style-name="gr22" draw:text-style-name="P1" draw:layer="layout" svg:width="4.247cm" svg:height="2.667cm" draw:transform="skewX (-0.00244346095279206) rotate (-0.00244346095279215) translate (3.103cm 4.673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1" draw:text-style-name="P5" draw:layer="layout" svg:x1="8.747cm" svg:y1="4.683cm" svg:x2="1.635cm" svg:y2="4.683cm">
              <text:p/>
            </draw:line>
          </draw:g>
          <draw:frame draw:style-name="gr23" draw:text-style-name="P8" draw:layer="layout" svg:width="1.524cm" svg:height="1.175cm" svg:x="7.604cm" svg:y="7.985cm">
            <draw:text-box>
              <text:p text:style-name="P7"><text:span text:style-name="T3">n</text:span><text:span text:style-name="T4">L </text:span></text:p>
            </draw:text-box>
          </draw:frame>
          <draw:frame draw:style-name="gr23" draw:text-style-name="P8" draw:layer="layout" svg:width="1.524cm" svg:height="1.175cm" svg:x="8.366cm" svg:y="7.985cm">
            <draw:text-box>
              <text:p text:style-name="P7"><text:span text:style-name="T3">n</text:span><text:span text:style-name="T4">S</text:span><text:span text:style-name="T4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radial" draw:cx="50%" draw:cy="50%" draw:start-color="#8bbcf1" draw:end-color="#ffffff" draw:start-intensity="100%" draw:end-intensity="100%" draw:border="5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1-30T23:43:34.355081085</dc:date>
    <meta:editing-duration>PT54M41S</meta:editing-duration>
    <meta:editing-cycles>14</meta:editing-cycles>
    <meta:generator>LibreOffice/6.1.5.2$Linux_X86_64 LibreOffice_project/10$Build-2</meta:generator>
    <meta:document-statistic meta:object-count="78"/>
  </office:meta>
</office:document-meta>
</file>